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style:font-name="Liberation Mono" style:font-name-asian="Liberation Mono" style:font-name-complex="Liberation Mono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PSV-1)}}</text:p>
          </table:table-cell>
          <table:table-cell office:value-type="string" calcext:value-type="string">
            <text:p>n_bpsv_p1</text:p>
          </table:table-cell>
          <table:table-cell office:value-type="string" calcext:value-type="string">
            <text:p>Number of BPSV candidates starting at Phase I</text:p>
          </table:table-cell>
          <table:table-cell office:value-type="string" calcext:value-type="string">
            <text:p>Const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_0^{\text{(BPSV)}}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^{\text{(BPSV)}}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1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^{\text{(BPSV)}}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2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Q^{\text{(SSV)}}</text:p>
          </table:table-cell>
          <table:table-cell office:value-type="string" calcext:value-type="string">
            <text:p>q_ssv_successes</text:p>
          </table:table-cell>
          <table:table-cell office:value-type="string" calcext:value-type="string">
            <text:p>Probability of N or more SSV successes</text:p>
          </table:table-cell>
          <table:table-cell office:value-type="string" calcext:value-type="string">
            <text:p>Consta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successes</text:p>
          </table:table-cell>
          <table:table-cell office:value-type="string" calcext:value-type="string">
            <text:p>Number of SSV successe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X_0</text:p>
          </table:table-cell>
          <table:table-cell office:value-type="string" calcext:value-type="string">
            <text:p>covid_ssv_0</text:p>
          </table:table-cell>
          <table:table-cell office:value-type="string" calcext:value-type="string">
            <text:p>COVID-19 candidates failed at preclinical</text:p>
          </table:table-cell>
          <table:table-cell office:value-type="string" calcext:value-type="string">
            <text:p>Consta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1</text:p>
          </table:table-cell>
          <table:table-cell office:value-type="string" calcext:value-type="string">
            <text:p>covid_ssv_1</text:p>
          </table:table-cell>
          <table:table-cell office:value-type="string" calcext:value-type="string">
            <text:p>COVID-19 candidates failed at Phase 1</text:p>
          </table:table-cell>
          <table:table-cell office:value-type="string" calcext:value-type="string">
            <text:p>Cons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2</text:p>
          </table:table-cell>
          <table:table-cell office:value-type="string" calcext:value-type="string">
            <text:p>covid_ssv_2</text:p>
          </table:table-cell>
          <table:table-cell office:value-type="string" calcext:value-type="string">
            <text:p>COVID-19 candidates failed at Phase 2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3</text:p>
          </table:table-cell>
          <table:table-cell office:value-type="string" calcext:value-type="string">
            <text:p>covid_ssv_3</text:p>
          </table:table-cell>
          <table:table-cell office:value-type="string" calcext:value-type="string">
            <text:p>COVID-19 candidates failed at Phase 3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4</text:p>
          </table:table-cell>
          <table:table-cell office:value-type="string" calcext:value-type="string">
            <text:p>covid_ssv_4</text:p>
          </table:table-cell>
          <table:table-cell office:value-type="string" calcext:value-type="string">
            <text:p>COVID-19 candidates successful</text:p>
          </table:table-cell>
          <table:table-cell office:value-type="string" calcext:value-type="string">
            <text:p>Consta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Ordinary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Ordinary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Ordinary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^{(200)}</text:p>
          </table:table-cell>
          <table:table-cell office:value-type="string" calcext:value-type="string">
            <text:p>years_200</text:p>
          </table:table-cell>
          <table:table-cell office:value-type="string" calcext:value-type="string">
            <text:p>Years of R&amp;D to 200-day readines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Y^{(100)}</text:p>
          </table:table-cell>
          <table:table-cell office:value-type="string" calcext:value-type="string">
            <text:p>years_100</text:p>
          </table:table-cell>
          <table:table-cell office:value-type="string" calcext:value-type="string">
            <text:p>Years of R&amp;D to 100-day readines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3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1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1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2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2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3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4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 cost, 2018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 t0 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\citet{U.S.BLS2025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12/13" office:value-type="float" office:value="0.923076923076923" calcext:value-type="float">
            <text:p>9.23E-01</text:p>
          </table:table-cell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 per dose</text:p>
          </table:table-cell>
          <table:table-cell office:value-type="string" calcext:value-type="string">
            <text:p>Constant</text:p>
          </table:table-cell>
          <table:table-cell table:style-name="ce3" table:formula="of:=12145636/1219000000" office:value-type="float" office:value="0.00996360623461854" calcext:value-type="float">
            <text:p>0.00996360623461854</text:p>
          </table:table-cell>
          <table:table-cell office:value-type="string" calcext:value-type="string">
            <text:p>\citet{Griffiths2021a}</text:p>
          </table:table-cell>
        </table:table-row>
        <table:table-row table:style-name="ro2">
          <table:table-cell office:value-type="string" calcext:value-type="string">
            <text:p>A_5</text:p>
          </table:table-cell>
          <table:table-cell office:value-type="string" calcext:value-type="string">
            <text:p>bpsv_res_upfront</text:p>
          </table:table-cell>
          <table:table-cell office:value-type="string" calcext:value-type="string">
            <text:p>BPSV reserve upfront cost, USD per dose</text:p>
          </table:table-cell>
          <table:table-cell office:value-type="string" calcext:value-type="string">
            <text:p>Constant</text:p>
          </table:table-cell>
          <table:table-cell table:style-name="ce2" table:formula="of:=137935484/1219000000" office:value-type="float" office:value="0.113154621821165" calcext:value-type="float">
            <text:p>0.113154621821165</text:p>
          </table:table-cell>
          <table:table-cell office:value-type="string" calcext:value-type="string">
            <text:p>\citet{Griffiths2021a}</text:p>
          </table:table-cell>
        </table:table-row>
        <table:table-row table:style-name="ro1">
          <table:table-cell office:value-type="string" calcext:value-type="string">
            <text:p>Y_{rep}</text:p>
          </table:table-cell>
          <table:table-cell office:value-type="string" calcext:value-type="string">
            <text:p>bpsv_replenishment</text:p>
          </table:table-cell>
          <table:table-cell office:value-type="string" calcext:value-type="string">
            <text:p>Years after which BPSV doses are to be replaced</text:p>
          </table:table-cell>
          <table:table-cell office:value-type="string" calcext:value-type="string">
            <text:p>Const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citet{WorldHealthOrganization2019a}</text:p>
          </table:table-cell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table:formula="of:=160000000*1.08/325000000" office:value-type="float" office:value="0.531692307692308" calcext:value-type="float">
            <text:p>0.531692307692308</text:p>
          </table:table-cell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e Section \@ref(ssv-capacity-reservation)</text:p>
          </table:table-cell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392" calcext:value-type="float">
            <text:p>18.9392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BPSV expected to go to waste</text:p>
          </table:table-cell>
          <table:table-cell office:value-type="string" calcext:value-type="string">
            <text:p>Constant</text:p>
          </table:table-cell>
          <table:table-cell office:value-type="float" office:value="0.3142532" calcext:value-type="float">
            <text:p>0.314253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oost)}}</text:p>
          </table:table-cell>
          <table:table-cell office:value-type="string" calcext:value-type="string">
            <text:p>n_boosters</text:p>
          </table:table-cell>
          <table:table-cell office:value-type="string" calcext:value-type="string">
            <text:p>Number of boosters given, on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0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\% and over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\% and over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\% and over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\% and over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N_{HIC}^{(0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</text:p>
          </table:table-cell>
          <table:table-cell office:value-type="string" calcext:value-type="string">
            <text:p>Constant</text:p>
          </table:table-cell>
          <table:table-cell office:value-type="float" office:value="1260028362" calcext:value-type="float">
            <text:p>1260028362</text:p>
          </table:table-cell>
          <table:table-cell/>
        </table:table-row>
        <table:table-row table:style-name="ro1">
          <table:table-cell office:value-type="string" calcext:value-type="string">
            <text:p>N_{UMIC}^{(0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</text:p>
          </table:table-cell>
          <table:table-cell office:value-type="string" calcext:value-type="string">
            <text:p>Constant</text:p>
          </table:table-cell>
          <table:table-cell office:value-type="float" office:value="2854556263.5" calcext:value-type="float">
            <text:p>2854556263.5</text:p>
          </table:table-cell>
          <table:table-cell/>
        </table:table-row>
        <table:table-row table:style-name="ro1">
          <table:table-cell office:value-type="string" calcext:value-type="string">
            <text:p>N_{LMIC}^{(0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</text:p>
          </table:table-cell>
          <table:table-cell office:value-type="string" calcext:value-type="string">
            <text:p>Constant</text:p>
          </table:table-cell>
          <table:table-cell office:value-type="float" office:value="3314048516" calcext:value-type="float">
            <text:p>3314048516</text:p>
          </table:table-cell>
          <table:table-cell/>
        </table:table-row>
        <table:table-row table:style-name="ro1">
          <table:table-cell office:value-type="string" calcext:value-type="string">
            <text:p>N_{LIC}^{(0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</text:p>
          </table:table-cell>
          <table:table-cell office:value-type="string" calcext:value-type="string">
            <text:p>Constant</text:p>
          </table:table-cell>
          <table:table-cell office:value-type="float" office:value="762656294.5" calcext:value-type="float">
            <text:p>762656294.5</text:p>
          </table:table-cell>
          <table:table-cell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4531991.5" calcext:value-type="float">
            <text:p>1064531991.5</text:p>
          </table:table-cell>
          <table:table-cell/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308984518" calcext:value-type="float">
            <text:p>2308984518</text:p>
          </table:table-cell>
          <table:table-cell/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363976954.5" calcext:value-type="float">
            <text:p>2363976954.5</text:p>
          </table:table-cell>
          <table:table-cell/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50976596.5" calcext:value-type="float">
            <text:p>450976596.5</text:p>
          </table:table-cell>
          <table:table-cell/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56715334" calcext:value-type="float">
            <text:p>256715334</text:p>
          </table:table-cell>
          <table:table-cell/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59824402.5" calcext:value-type="float">
            <text:p>359824402.5</text:p>
          </table:table-cell>
          <table:table-cell/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215830985.5" calcext:value-type="float">
            <text:p>215830985.5</text:p>
          </table:table-cell>
          <table:table-cell/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4812768" calcext:value-type="float">
            <text:p>248127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07:32:06.938060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6-03-16T10:46:24.204019083</dc:date>
    <meta:editing-duration>P42DT16H15M56S</meta:editing-duration>
    <meta:editing-cycles>85</meta:editing-cycles>
    <meta:generator>LibreOffice/25.8.5.2$Linux_X86_64 LibreOffice_project/252c20f6956e3db0b52e6e2f9dda67263513c8fc</meta:generator>
    <meta:document-statistic meta:table-count="1" meta:cell-count="539" meta:object-count="0"/>
  </office:meta>
</office:document-meta>
</file>